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 style:list-style-name="L1"/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fo:font-weight="bold" style:font-weight-asian="bold" style:font-weight-complex="bold"/>
    </style:style>
    <style:style style:name="T5" style:family="text">
      <style:text-properties fo:language="en" fo:country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s and solutions</text:p>
      <text:p text:style-name="P1"/>
      <text:list xml:id="list1525929422" text:style-name="L1">
        <text:list-item>
          <text:p text:style-name="P2"><text:span text:style-name="T2">Sounds</text:span><text:span text:style-name="T1">: </text:span><text:bookmark text:name="result_box"/><text:span text:style-name="T3">We have had problems with the sounds because it's something that we have barely touched. <text:s/></text:span></text:p>
          <text:list>
            <text:list-item>
              <text:p text:style-name="P2"><text:bookmark text:name="result_box1"/><text:span text:style-name="T3">One problem is that I was wanting to stop all sounds from the web and try it threw an exception. </text:span><text:bookmark text:name="result_box2"/><text:span text:style-name="T3">A loop that ran through a list of sounds and call its "pause()" method and then set your "currentTime" attribute to 0 was not correct. </text:span><text:bookmark text:name="result_box3"/><text:span text:style-name="T3">The reason is that sound behaves asynchronously. </text:span><text:bookmark text:name="result_box6"/><text:span text:style-name="T3">The solution was to capture an event, "onpause" to only set the "currentTime" attribute when the sound degas paused.</text:span></text:p>
            </text:list-item>
            <text:list-item>
              <text:p text:style-name="P2"><text:bookmark text:name="result_box11"/><text:span text:style-name="T3">Another problem I had with the "duration" attribute. </text:span><text:bookmark text:name="result_box12"/><text:span text:style-name="T3">When used, it did not work. </text:span><text:bookmark text:name="result_box13"/><text:span text:style-name="T3">The reason, very similar to the above. </text:span><text:bookmark text:name="result_box14"/><text:span text:style-name="T3">I had to capture an event to avoid trying to get the duration before he had time to load.</text:span></text:p>
            </text:list-item>
          </text:list>
        </text:list-item>
        <text:list-item>
          <text:p text:style-name="P2"><text:span text:style-name="T4">Ajax: </text:span><text:bookmark text:name="result_box7"/><text:span text:style-name="T3">Another problem was with Ajax.</text:span><text:span text:style-name="T4"> </text:span><text:bookmark text:name="result_box8"/><text:span text:style-name="T5">I went several times the error 500, which gives no hint of what was the cause of the error. </text:span><text:bookmark text:name="result_box10"/><text:span text:style-name="T5">The solution to resolve the server failure without going blind was to use the Apache log.</text:span></text:p>
        </text:list-item>
        <text:list-item>
          <text:p text:style-name="P2"><text:span text:style-name="T4">HTML entities</text:span><text:span text:style-name="T5">. </text:span><text:bookmark text:name="result_box15"/><text:span text:style-name="T5">The database contains words coded HTML, to avoid encoding problems. </text:span><text:bookmark text:name="result_box16"/><text:span text:style-name="T5">I had problems when I wanted to pass a string with HTML entities to sounds. The "espeak" command did not do well. </text:span><text:bookmark text:name="result_box18"/><text:span text:style-name="T5">The solution was to use a JavaScript library "encoder.js" to decode the string so that the command can interpret well.</text:span></text:p>
        </text:list-item>
      </text:list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6-13T09:39:22</meta:creation-date>
    <dc:date>2014-06-13T10:21:12</dc:date>
    <dc:creator>Sergio </dc:creator>
    <meta:editing-duration>PT26M40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6" meta:word-count="230" meta:character-count="1264" meta:non-whitespace-character-count="1043"/>
  </office:meta>
</office:document-meta>
</file>